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Source_Code_Pro_Semibold_1.ttf" manifest:media-type="application/x-font-ttf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Tahoma_1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  <svg:font-face-uri xlink:href="Fonts/Font_Lohit_Devanagari_1.ttf" xlink:type="simple" loext:font-style="normal" loext:font-weight="bold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1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>
      <svg:font-face-src>
        <svg:font-face-uri xlink:href="Fonts/Font_Source_Code_Pro_Semibold_1.ttf" xlink:type="simple" loext:font-style="normal" loext:font-weight="normal">
          <svg:font-face-format svg:string="truetype"/>
        </svg:font-face-uri>
      </svg:font-face-src>
    </style:font-face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</svg:font-face-src>
    </style:font-face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3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7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dfae7" officeooo:paragraph-rsid="005dfae7" style:font-size-asian="16pt" style:font-size-complex="16pt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9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0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11" style:family="paragraph" style:parent-style-name="Heading_20_1">
      <style:paragraph-properties fo:margin-left="0cm" fo:margin-right="0cm" fo:margin-top="0cm" fo:margin-bottom="0.25cm" style:contextual-spacing="false" fo:text-align="center" style:justify-single-word="false" fo:text-indent="0cm" style:auto-text-indent="false" fo:keep-with-next="always"/>
      <style:text-properties style:font-name="PT Astra Serif2" fo:font-size="20.7999992370605pt" fo:font-weight="bold" officeooo:rsid="006f9193" officeooo:paragraph-rsid="006f9193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12" style:family="paragraph" style:parent-style-name="Text_20_body">
      <style:paragraph-properties fo:margin-left="0cm" fo:margin-right="0cm" fo:margin-top="0cm" fo:margin-bottom="0.25cm" style:contextual-spacing="false" fo:text-align="center" style:justify-single-word="false" fo:text-indent="0cm" style:auto-text-indent="false"/>
      <style:text-properties officeooo:rsid="007ce34c" officeooo:paragraph-rsid="007ce34c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8a2b0d" officeooo:paragraph-rsid="008a2b0d"/>
    </style:style>
    <style:style style:name="P1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1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9" style:family="paragraph" style:parent-style-name="Text_20_body">
      <style:paragraph-properties fo:line-height="100%"/>
    </style:style>
    <style:style style:name="P20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78dddc"/>
    </style:style>
    <style:style style:name="P21" style:family="paragraph" style:parent-style-name="Text_20_body" style:list-style-name="L1" style:master-page-name="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style:page-number="auto" fo:background-color="transparent">
        <style:tab-stops>
          <style:tab-stop style:position="0.189cm"/>
        </style:tab-stops>
      </style:paragraph-properties>
      <style:text-properties officeooo:rsid="008972b7" officeooo:paragraph-rsid="008972b7"/>
    </style:style>
    <style:style style:name="P22" style:family="paragraph" style:parent-style-name="Text_20_body" style:list-style-name="L1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rsid="007ab199" officeooo:paragraph-rsid="0078dddc"/>
    </style:style>
    <style:style style:name="P23" style:family="paragraph" style:parent-style-name="Мой_20_код">
      <style:paragraph-properties ch2_options="{'Style': 'friendly', 'Language': 'Kotlin', 'UseCharStyles': 0, 'LineNumberRatio': 100, 'LineNumberStart': 17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0831559" fo:background-color="transparent"/>
    </style:style>
    <style:style style:name="P24" style:family="paragraph" style:parent-style-name="Мой_20_код">
      <style:paragraph-properties ch2_options="{'Style': 'friendly', 'Language': 'Kotlin', 'UseCharStyles': 0, 'LineNumberRatio': 100, 'LineNumberStart': 17, 'MasterCharStyle': '', 'ShowLineNumbers': 0, 'ColourizeBackground': 0, 'LineNumberSeparator': '  ', 'LineNumberPaddingSymbol': '', 'StoreOptionsWithSnippet': 1}"/>
      <style:text-properties fo:color="#bbbbbb" loext:opacity="100%" fo:language="zxx" fo:country="none" fo:font-style="normal" style:text-underline-style="none" fo:font-weight="normal" fo:background-color="transparent"/>
    </style:style>
    <style:style style:name="P25" style:family="paragraph" style:parent-style-name="Мой_20_код">
      <style:paragraph-properties ch2_options="{'Style': 'friendly', 'Language': 'Kotlin', 'UseCharStyles': 0, 'LineNumberRatio': 100, 'LineNumberStart': 17, 'MasterCharStyle': '', 'ShowLineNumbers': 0, 'ColourizeBackground': 0, 'LineNumberSeparator': '  ', 'LineNumberPaddingSymbol': '', 'StoreOptionsWithSnippet': 1}"/>
      <style:text-properties fo:color="#c9211e" loext:opacity="100%" fo:language="zxx" fo:country="none" fo:font-style="normal" style:text-underline-style="solid" style:text-underline-width="auto" style:text-underline-color="font-color" fo:font-weight="normal" officeooo:paragraph-rsid="00831559" fo:background-color="transparent"/>
    </style:style>
    <style:style style:name="P26" style:family="paragraph" style:parent-style-name="Мой_20_код">
      <style:paragraph-properties ch2_options="{'Style': 'friendly', 'Language': 'Kotlin', 'UseCharStyles': 0, 'LineNumberRatio': 100, 'LineNumberStart': 17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27" style:family="paragraph" style:parent-style-name="Мой_20_код">
      <style:paragraph-properties ch2_options="{'Style': 'friendly', 'Language': 'Kotlin', 'UseCharStyles': 0, 'LineNumberRatio': 100, 'LineNumberStart': 17, 'MasterCharStyle': '', 'ShowLineNumbers': 0, 'ColourizeBackground': 0, 'LineNumberSeparator': '  ', 'LineNumberPaddingSymbol': '', 'StoreOptionsWithSnippet': 1}"/>
      <style:text-properties fo:color="#60a0b0" loext:opacity="100%" fo:language="zxx" fo:country="none" fo:font-style="italic" style:text-underline-style="none" fo:font-weight="normal" officeooo:paragraph-rsid="00831559" fo:background-color="transparent"/>
    </style:style>
    <style:style style:name="P28" style:family="paragraph" style:parent-style-name="Мой_20_код">
      <style:paragraph-properties ch2_options="{'Style': 'friendly', 'Language': 'Kotlin', 'UseCharStyles': 0, 'LineNumberRatio': 100, 'LineNumberStart': 17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solid" style:text-underline-width="auto" style:text-underline-color="font-color" fo:font-weight="normal" officeooo:paragraph-rsid="00831559" fo:background-color="transparent"/>
    </style:style>
    <style:style style:name="P29" style:family="paragraph" style:parent-style-name="Мой_20_код">
      <style:paragraph-properties ch2_options="{'Style': 'friendly', 'Language': 'Kotlin', 'UseCharStyles': 0, 'LineNumberRatio': 100, 'LineNumberStart': 17, 'MasterCharStyle': '', 'ShowLineNumbers': 0, 'ColourizeBackground': 0, 'LineNumberSeparator': '  ', 'LineNumberPaddingSymbol': '', 'StoreOptionsWithSnippet': 1}"/>
      <style:text-properties fo:color="#60a0b0" loext:opacity="100%" fo:language="zxx" fo:country="none" fo:font-style="italic" style:text-underline-style="none" fo:font-weight="normal" fo:background-color="transparent"/>
    </style:style>
    <style:style style:name="P30" style:family="paragraph" style:parent-style-name="Мой_20_код">
      <style:paragraph-properties ch2_options="{'Style': 'friendly', 'Language': 'Kotlin', 'UseCharStyles': 0, 'LineNumberRatio': 100, 'LineNumberStart': 17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082b2b5" fo:background-color="transparent"/>
    </style:style>
    <style:style style:name="P31" style:family="paragraph" style:parent-style-name="Мой_20_код">
      <style:paragraph-properties ch2_options="{'Style': 'friendly', 'Language': 'Kotlin', 'UseCharStyles': 0, 'LineNumberRatio': 100, 'LineNumberStart': 17, 'MasterCharStyle': '', 'ShowLineNumbers': 0, 'ColourizeBackground': 0, 'LineNumberSeparator': '  ', 'LineNumberPaddingSymbol': '', 'StoreOptionsWithSnippet': 1}"/>
      <style:text-properties fo:color="#000000" loext:opacity="100%" fo:language="zxx" fo:country="none" fo:font-style="normal" style:text-underline-style="none" fo:font-weight="normal" fo:background-color="transparent"/>
    </style:style>
    <style:style style:name="P32" style:family="paragraph" style:parent-style-name="Мой_20_код">
      <style:paragraph-properties ch2_options="{'Style': 'friendly', 'Language': 'Kotlin', 'UseCharStyles': 0, 'LineNumberRatio': 100, 'LineNumberStart': 17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08331f9" fo:background-color="transparent"/>
    </style:style>
    <style:style style:name="P33" style:family="paragraph" style:parent-style-name="Мой_20_код">
      <style:paragraph-properties ch2_options="{'Style': 'friendly', 'Language': 'Kotlin', 'UseCharStyles': 0, 'LineNumberRatio': 100, 'LineNumberStart': 17, 'MasterCharStyle': '', 'ShowLineNumbers': 0, 'ColourizeBackground': 0, 'LineNumberSeparator': '  ', 'LineNumberPaddingSymbol': '', 'StoreOptionsWithSnippet': 1}"/>
      <style:text-properties fo:color="#000000" loext:opacity="100%" fo:language="zxx" fo:country="none" fo:font-style="normal" style:text-underline-style="none" fo:font-weight="normal" officeooo:paragraph-rsid="00831559" fo:background-color="transparent"/>
    </style:style>
    <style:style style:name="P34" style:family="paragraph" style:parent-style-name="Мой_20_код">
      <style:text-properties fo:color="#000000" loext:opacity="100%" fo:language="zxx" fo:country="none" fo:font-style="normal" style:text-underline-style="none" fo:font-weight="normal" officeooo:paragraph-rsid="00831559" fo:background-color="transparent"/>
    </style:style>
    <style:style style:name="P35" style:family="paragraph" style:parent-style-name="Мой_20_код" style:list-style-name="L1"/>
    <style:style style:name="P36" style:family="paragraph" style:parent-style-name="Text_20_body" style:list-style-name="L1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rsid="0088286b" officeooo:paragraph-rsid="0088286b"/>
    </style:style>
    <style:style style:name="P37" style:family="paragraph" style:parent-style-name="Standard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rsid="007ab199" officeooo:paragraph-rsid="0078dddc"/>
    </style:style>
    <style:style style:name="P38" style:family="paragraph" style:parent-style-name="Standard" style:list-style-name="L1">
      <loext:graphic-properties draw:fill="none"/>
      <style:paragraph-properties fo:margin-top="0cm" fo:margin-bottom="0.25cm" style:contextual-spacing="true" fo:line-height="120%" fo:text-align="justify" style:justify-single-word="false" fo:background-color="transparent">
        <style:tab-stops>
          <style:tab-stop style:position="0.189cm"/>
        </style:tab-stops>
      </style:paragraph-properties>
      <style:text-properties officeooo:rsid="007ab199" officeooo:paragraph-rsid="0078dddc"/>
    </style:style>
    <style:style style:name="P39" style:family="paragraph" style:parent-style-name="Standard">
      <loext:graphic-properties draw:fill="none"/>
      <style:paragraph-properties fo:margin-top="0cm" fo:margin-bottom="0.25cm" style:contextual-spacing="true" fo:line-height="120%" fo:text-align="justify" style:justify-single-word="false" fo:background-color="transparent">
        <style:tab-stops>
          <style:tab-stop style:position="0.189cm"/>
        </style:tab-stops>
      </style:paragraph-properties>
      <style:text-properties officeooo:rsid="007ab199" officeooo:paragraph-rsid="0078dddc"/>
    </style:style>
    <style:style style:name="P40" style:family="paragraph" style:parent-style-name="Text_20_body" style:list-style-name="L2">
      <style:text-properties officeooo:rsid="0088286b" officeooo:paragraph-rsid="0088286b"/>
    </style:style>
    <style:style style:name="P41" style:family="paragraph" style:parent-style-name="Text_20_body" style:list-style-name="L2">
      <style:text-properties officeooo:rsid="008972b7" officeooo:paragraph-rsid="008972b7"/>
    </style:style>
    <style:style style:name="T1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" style:family="text">
      <style:text-properties officeooo:rsid="006f9193"/>
    </style:style>
    <style:style style:name="T3" style:family="text">
      <style:text-properties officeooo:rsid="007ce34c"/>
    </style:style>
    <style:style style:name="T4" style:family="text">
      <style:text-properties style:font-name="PT Astra Serif2" fo:font-size="20.7999992370605pt" fo:font-weight="bold" officeooo:rsid="006f9193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5" style:family="text">
      <style:text-properties style:font-name="PT Astra Serif2" fo:font-size="20.7999992370605pt" fo:font-weight="bold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officeooo:rsid="00328e42"/>
    </style:style>
    <style:style style:name="T9" style:family="text">
      <style:text-properties officeooo:rsid="0039bf97"/>
    </style:style>
    <style:style style:name="T10" style:family="text">
      <style:text-properties fo:language="ru" fo:country="RU" officeooo:rsid="008a2b0d"/>
    </style:style>
    <style:style style:name="T11" style:family="text">
      <style:text-properties officeooo:rsid="00160dc7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9bf97" style:font-style-asian="normal" style:font-style-complex="normal"/>
    </style:style>
    <style:style style:name="T14" style:family="text">
      <style:text-properties fo:font-style="normal" officeooo:rsid="006efca3" style:font-style-asian="normal" style:font-style-complex="normal"/>
    </style:style>
    <style:style style:name="T15" style:family="text">
      <style:text-properties style:font-name="PT Astra Serif2" fo:font-size="18.3999996185303pt" fo:font-style="normal" fo:font-weight="bold" officeooo:rsid="008a2b0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6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7" style:family="text">
      <style:text-properties style:font-name="PT Astra Serif2" fo:font-size="18.3999996185303pt" fo:font-style="normal" fo:font-weight="bold" officeooo:rsid="0078dddc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8" style:family="text">
      <style:text-properties style:font-name="PT Astra Serif2" fo:font-size="18.3999996185303pt" fo:font-style="normal" fo:font-weight="bold" officeooo:rsid="007ab199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9" style:family="text">
      <style:text-properties officeooo:rsid="00844c2b"/>
    </style:style>
    <style:style style:name="T20" style:family="text">
      <style:text-properties fo:color="#007020" loext:opacity="100%" fo:font-weight="bold"/>
    </style:style>
    <style:style style:name="T21" style:family="text">
      <style:text-properties fo:color="#bbbbbb" loext:opacity="100%"/>
    </style:style>
    <style:style style:name="T22" style:family="text">
      <style:text-properties fo:color="#0e84b5" loext:opacity="100%" fo:font-weight="bold"/>
    </style:style>
    <style:style style:name="T23" style:family="text">
      <style:text-properties fo:color="#000000" loext:opacity="100%"/>
    </style:style>
    <style:style style:name="T24" style:family="text">
      <style:text-properties fo:color="#bb60d5" loext:opacity="100%"/>
    </style:style>
    <style:style style:name="T25" style:family="text">
      <style:text-properties fo:color="#60a0b0" loext:opacity="100%" fo:font-style="italic"/>
    </style:style>
    <style:style style:name="T26" style:family="text">
      <style:text-properties fo:color="#666666" loext:opacity="100%"/>
    </style:style>
    <style:style style:name="T27" style:family="text">
      <style:text-properties fo:color="#902000" loext:opacity="100%"/>
    </style:style>
    <style:style style:name="T28" style:family="text">
      <style:text-properties fo:color="#40a070" loext:opacity="100%"/>
    </style:style>
    <style:style style:name="T29" style:family="text">
      <style:text-properties fo:color="#60a0b0" loext:opacity="100%" fo:font-style="italic" officeooo:rsid="0082b2b5"/>
    </style:style>
    <style:style style:name="T30" style:family="text">
      <style:text-properties fo:color="#c9211e" loext:opacity="100%" style:text-underline-style="solid" style:text-underline-width="auto" style:text-underline-color="font-color" fo:font-weight="bold"/>
    </style:style>
    <style:style style:name="T31" style:family="text">
      <style:text-properties fo:color="#c9211e" loext:opacity="100%" style:text-underline-style="solid" style:text-underline-width="auto" style:text-underline-color="font-color"/>
    </style:style>
    <style:style style:name="T32" style:family="text">
      <style:text-properties style:text-underline-style="none"/>
    </style:style>
    <style:style style:name="T33" style:family="text">
      <style:text-properties fo:font-weight="bold"/>
    </style:style>
    <style:style style:name="T34" style:family="text">
      <style:text-properties fo:color="#06287e" loext:opacity="100%"/>
    </style:style>
    <style:style style:name="T35" style:family="text">
      <style:text-properties fo:color="#4070a0" loext:opacity="100%"/>
    </style:style>
    <style:style style:name="T36" style:family="text">
      <style:text-properties fo:color="#bbbbbb" loext:opacity="100%" style:text-underline-style="none"/>
    </style:style>
    <style:style style:name="T37" style:family="text">
      <style:text-properties fo:color="#c9211e" loext:opacity="100%" style:text-underline-style="none"/>
    </style:style>
    <style:style style:name="T38" style:family="text">
      <style:text-properties fo:color="#c9211e" loext:opacity="100%"/>
    </style:style>
    <style:style style:name="T39" style:family="text">
      <style:text-properties fo:color="#bbbbbb" loext:opacity="100%" fo:font-style="normal" style:text-underline-style="none" fo:font-weight="normal"/>
    </style:style>
    <style:style style:name="T40" style:family="text">
      <style:text-properties officeooo:rsid="008972b7"/>
    </style:style>
    <style:style style:name="T41" style:family="text">
      <style:text-properties officeooo:rsid="008701df"/>
    </style:style>
    <style:style style:name="T42" style:family="text">
      <style:text-properties officeooo:rsid="0088286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1">Министерство образования, науки и молодежной политики</text:p>
      <text:p text:style-name="P2">Краснодарского <text:s/>края</text:p>
      <text:p text:style-name="P3">Государственное бюджетное профессиональное образовательное учреждение Краснодарского края «Ейский полипрофильный колледж»</text:p>
      <text:p text:style-name="P4"><text:span text:style-name="Emphasis"><text:span text:style-name="T1"/></text:span></text:p>
      <text:p text:style-name="P5"/>
      <text:p text:style-name="P5"/>
      <text:p text:style-name="P6"/>
      <text:p text:style-name="P7">РАЗРАБОТКА МОБИЛЬНЫХ ПРИЛОЖЕНИЙ</text:p>
      <text:p text:style-name="P8"/>
      <text:p text:style-name="P8"/>
      <text:p text:style-name="P9">ЛАБОРАТОРНАЯ РАБОТА №<text:span text:style-name="T2">6.</text:span><text:span text:style-name="T3">2</text:span></text:p>
      <text:p text:style-name="P10">по теме:</text:p>
      <text:h text:style-name="P11" text:outline-level="1">Создание проекта с таймером.</text:h>
      <text:p text:style-name="P12"><text:span text:style-name="T4">П</text:span><text:span text:style-name="T5">оворот экрана и сохранение состояния</text:span></text:p>
      <text:p text:style-name="Заголовок_20_2_20_титул"/>
      <text:p text:style-name="Заголовок_20_2_20_титул"/>
      <text:p text:style-name="P13"><text:span text:style-name="T6">Выполн</text:span><text:span text:style-name="T7">ил:</text:span><text:span text:style-name="T8"> </text:span></text:p>
      <text:p text:style-name="P13"><text:span text:style-name="T9">студент ЕПК,</text:span> <text:span text:style-name="T9">группа</text:span> <text:span text:style-name="T10">И-31</text:span></text:p>
      <text:p text:style-name="P14">Сафронов Данил</text:p>
      <text:p text:style-name="P15"/>
      <text:p text:style-name="P16"><text:span text:style-name="T9">Проверил</text:span>:</text:p>
      <text:p text:style-name="P17"><text:span text:style-name="T9">преподаватель</text:span><text:span text:style-name="T11"> </text:span><text:span text:style-name="T3">специальных дисциплин</text:span></text:p>
      <text:p text:style-name="P18">Фомин А. Т.</text:p>
      <text:p text:style-name="P19"/>
      <text:p text:style-name="P19"/>
      <text:p text:style-name="P19"/>
      <text:p text:style-name="P19"/>
      <text:p text:style-name="P19"/>
      <text:p text:style-name="P4"/>
      <text:p text:style-name="P4"/>
      <text:p text:style-name="P4"/>
      <text:p text:style-name="P4">Ейск <text:span text:style-name="Emphasis"><text:span text:style-name="T12">20</text:span></text:span><text:span text:style-name="Emphasis"><text:span text:style-name="T13">2</text:span></text:span><text:span text:style-name="Emphasis"><text:span text:style-name="T14">4</text:span></text:span></text:p>
      <text:h text:style-name="P20" text:outline-level="2"><text:soft-page-break/><text:span text:style-name="T15">1</text:span><text:span text:style-name="T16"> </text:span><text:span text:style-name="T17">Указания </text:span><text:span text:style-name="T18">по</text:span><text:span text:style-name="T17"> выполнению работы</text:span></text:h>
      <text:list text:style-name="L1">
        <text:list-item>
          <text:p text:style-name="P21">Изучите теоретические сведения.</text:p>
        </text:list-item>
        <text:list-item>
          <text:p text:style-name="P22">Обновите файл MainActivity.kt. <text:span text:style-name="T19">Измененный код выделен.</text:span></text:p>
        </text:list-item>
      </text:list>
      <text:p text:style-name="Листинг">Листинг 1. <text:span text:style-name="T19">Файл MainActivity.kt</text:span></text:p>
      <text:p text:style-name="P23"><text:span text:style-name="T20">package</text:span><text:span text:style-name="T21"> </text:span><text:span text:style-name="T22">com.example.mytimer</text:span></text:p>
      <text:p text:style-name="P23"><text:span text:style-name="T20">import</text:span><text:span text:style-name="T21"> </text:span><text:span text:style-name="T22">android.os.Bundle</text:span></text:p>
      <text:p text:style-name="P23"><text:span text:style-name="T20">import</text:span><text:span text:style-name="T21"> </text:span><text:span text:style-name="T22">androidx.activity.enableEdgeToEdge</text:span></text:p>
      <text:p text:style-name="P23"><text:span text:style-name="T20">import</text:span><text:span text:style-name="T21"> </text:span><text:span text:style-name="T22">androidx.appcompat.app.AppCompatActivity</text:span></text:p>
      <text:p text:style-name="P23"><text:span text:style-name="T20">import</text:span><text:span text:style-name="T21"> </text:span><text:span text:style-name="T22">androidx.core.view.ViewCompat</text:span></text:p>
      <text:p text:style-name="P23"><text:span text:style-name="T20">import</text:span><text:span text:style-name="T21"> </text:span><text:span text:style-name="T22">androidx.core.view.WindowInsetsCompat</text:span></text:p>
      <text:p text:style-name="P23"><text:span text:style-name="T20">import</text:span><text:span text:style-name="T21"> </text:span><text:span text:style-name="T22">android.os.SystemClock</text:span></text:p>
      <text:p text:style-name="P23"><text:span text:style-name="T20">import</text:span><text:span text:style-name="T21"> </text:span><text:span text:style-name="T22">android.widget.Button</text:span></text:p>
      <text:p text:style-name="P23"><text:span text:style-name="T20">import</text:span><text:span text:style-name="T21"> </text:span><text:span text:style-name="T22">android.widget.Chronometer</text:span></text:p>
      <text:p text:style-name="P24"/>
      <text:p text:style-name="P23"><text:span text:style-name="T20">class</text:span><text:span text:style-name="T21"> </text:span><text:span text:style-name="T22">MainActivity</text:span><text:span text:style-name="T21"> </text:span><text:span text:style-name="T23">:</text:span><text:span text:style-name="T21"> </text:span><text:span text:style-name="T23">AppCompatActivity()</text:span><text:span text:style-name="T21"> </text:span><text:span text:style-name="T23">{</text:span></text:p>
      <text:p text:style-name="P23"><text:span text:style-name="T21"><text:s text:c="4"/></text:span><text:span text:style-name="T20">private</text:span><text:span text:style-name="T21"> </text:span><text:span text:style-name="T20">lateinit</text:span><text:span text:style-name="T21"> </text:span><text:span text:style-name="T20">var</text:span><text:span text:style-name="T21"> </text:span><text:span text:style-name="T24">stopwatch</text:span><text:span text:style-name="T23">:</text:span><text:span text:style-name="T21"> </text:span><text:span text:style-name="T23">Chronometer</text:span><text:span text:style-name="T21"> </text:span><text:span text:style-name="T25">// Хронометр</text:span></text:p>
      <text:p text:style-name="P23"><text:span text:style-name="T21"><text:s text:c="4"/></text:span><text:span text:style-name="T20">private</text:span><text:span text:style-name="T21"> </text:span><text:span text:style-name="T20">var</text:span><text:span text:style-name="T21"> </text:span><text:span text:style-name="T24">running</text:span><text:span text:style-name="T21"> </text:span><text:span text:style-name="T26">=</text:span><text:span text:style-name="T21"> </text:span><text:span text:style-name="T20">false</text:span><text:span text:style-name="T21"> </text:span><text:span text:style-name="T25">// Хронометр работает?</text:span></text:p>
      <text:p text:style-name="P23"><text:span text:style-name="T21"><text:s text:c="4"/></text:span><text:span text:style-name="T20">private</text:span><text:span text:style-name="T21"> </text:span><text:span text:style-name="T20">var</text:span><text:span text:style-name="T21"> </text:span><text:span text:style-name="T24">offset</text:span><text:span text:style-name="T23">:</text:span><text:span text:style-name="T21"> </text:span><text:span text:style-name="T27">Long</text:span><text:span text:style-name="T21"> </text:span><text:span text:style-name="T26">=</text:span><text:span text:style-name="T21"> </text:span><text:span text:style-name="T28">0</text:span><text:span text:style-name="T21"> </text:span><text:span text:style-name="T25">//Базовое смещение</text:span></text:p>
      <text:p text:style-name="P23"><text:span text:style-name="T21"/></text:p>
      <text:p text:style-name="P23"><text:span text:style-name="T21"><text:s text:c="4"/></text:span><text:span text:style-name="T25">//Добавление строк для ключе</text:span><text:span text:style-name="T29">й</text:span></text:p>
      <text:p text:style-name="P23"><text:span text:style-name="T21"><text:s text:c="4"/></text:span><text:span text:style-name="T30">private</text:span><text:span text:style-name="T31"> </text:span><text:span text:style-name="T30">val</text:span><text:span text:style-name="T31"> offsetKey = "offset"</text:span></text:p>
      <text:p text:style-name="P25"><text:span text:style-name="T32"><text:s text:c="4"/></text:span><text:span text:style-name="T33">private</text:span> <text:span text:style-name="T33">val</text:span> runningKey = "running"</text:p>
      <text:p text:style-name="P25"><text:span text:style-name="T32"><text:s text:c="4"/></text:span><text:span text:style-name="T33">private</text:span> <text:span text:style-name="T33">val</text:span> baseKey = "base"</text:p>
      <text:p text:style-name="P24"/>
      <text:p text:style-name="P23"><text:span text:style-name="T20">override</text:span><text:span text:style-name="T21"> </text:span><text:span text:style-name="T20">fun</text:span><text:span text:style-name="T21"> </text:span><text:span text:style-name="T34">onCreate</text:span><text:span text:style-name="T23">(savedInstanceState:</text:span><text:span text:style-name="T21"> </text:span><text:span text:style-name="T23">Bundle?)</text:span><text:span text:style-name="T21"> </text:span><text:span text:style-name="T23">{</text:span></text:p>
      <text:p text:style-name="P23"><text:span text:style-name="T21"><text:s text:c="4"/></text:span><text:span text:style-name="T20">super</text:span><text:span text:style-name="T23">.</text:span><text:span text:style-name="T35">onCreate</text:span><text:span text:style-name="T23">(savedInstanceState)</text:span></text:p>
      <text:p text:style-name="P23"><text:span text:style-name="T21"><text:s text:c="4"/></text:span><text:span text:style-name="T23">enableEdgeToEdge()</text:span></text:p>
      <text:p text:style-name="P23"><text:span text:style-name="T21"><text:s text:c="4"/></text:span><text:span text:style-name="T25">//Обновляет время stopwatch.base</text:span></text:p>
      <text:p text:style-name="P23"><text:span text:style-name="T21"><text:s text:c="4"/></text:span><text:span text:style-name="T20">fun</text:span><text:span text:style-name="T21"> </text:span><text:span text:style-name="T34">setBaseTime</text:span><text:span text:style-name="T23">()</text:span><text:span text:style-name="T21"> </text:span><text:span text:style-name="T23">{</text:span></text:p>
      <text:p text:style-name="P23"><text:span text:style-name="T21"><text:s text:c="8"/></text:span><text:span text:style-name="T23">stopwatch.</text:span><text:span text:style-name="T35">base</text:span><text:span text:style-name="T21"> </text:span><text:span text:style-name="T26">=</text:span><text:span text:style-name="T21"> </text:span><text:span text:style-name="T23">SystemClock.</text:span><text:span text:style-name="T35">elapsedRealtime</text:span><text:span text:style-name="T23">()</text:span><text:span text:style-name="T21"> </text:span><text:span text:style-name="T26">-</text:span><text:span text:style-name="T21"> </text:span><text:span text:style-name="T23">offset</text:span></text:p>
      <text:p text:style-name="P23"><text:span text:style-name="T21"><text:s text:c="4"/></text:span><text:span text:style-name="T23">}</text:span></text:p>
      <text:p text:style-name="P24"/>
      <text:p text:style-name="P26"><text:span text:style-name="T21"><text:s/></text:span><text:span text:style-name="T20">fun</text:span><text:span text:style-name="T21"> </text:span><text:span text:style-name="T34">saveOffset</text:span><text:span text:style-name="T23">()</text:span><text:span text:style-name="T21"> </text:span><text:span text:style-name="T23">{</text:span></text:p>
      <text:p text:style-name="P26"><text:span text:style-name="T21"><text:s text:c="12"/></text:span><text:span text:style-name="T23">offset</text:span><text:span text:style-name="T21"> </text:span><text:span text:style-name="T26">=</text:span><text:span text:style-name="T21"> </text:span><text:span text:style-name="T23">SystemClock.</text:span><text:span text:style-name="T35">elapsedRealtime</text:span><text:span text:style-name="T23">()</text:span><text:span text:style-name="T21"> </text:span><text:span text:style-name="T26">-</text:span><text:span text:style-name="T21"> <text:tab/><text:tab/><text:tab/><text:tab/><text:tab/><text:tab/><text:tab/></text:span><text:span text:style-name="T23">stopwatch.</text:span><text:span text:style-name="T35">base</text:span></text:p>
      <text:p text:style-name="P26"><text:span text:style-name="T21"><text:s text:c="8"/></text:span><text:span text:style-name="T23">}</text:span></text:p>
      <text:p text:style-name="P26"><text:soft-page-break/><text:span text:style-name="T21"><text:s/></text:span><text:span text:style-name="T23">setContentView(R.</text:span><text:span text:style-name="T35">layout</text:span><text:span text:style-name="T23">.</text:span><text:span text:style-name="T35">activity_main</text:span><text:span text:style-name="T23">)</text:span></text:p>
      <text:p text:style-name="P26"><text:span text:style-name="T21"><text:s/></text:span><text:span text:style-name="T25">//Получение ссылки на секундомер</text:span></text:p>
      <text:p text:style-name="P26"><text:span text:style-name="T21"><text:s/></text:span><text:span text:style-name="T23">stopwatch</text:span><text:span text:style-name="T21"> </text:span><text:span text:style-name="T26">=</text:span><text:span text:style-name="T21"> </text:span><text:span text:style-name="T23">findViewById(R.</text:span><text:span text:style-name="T35">id</text:span><text:span text:style-name="T23">.</text:span><text:span text:style-name="T35">stopwatch</text:span><text:span text:style-name="T23">)</text:span></text:p>
      <text:p text:style-name="P24"/>
      <text:p text:style-name="P27">//Восстановление предыдущего состояния</text:p>
      <text:p text:style-name="P25"><text:span text:style-name="T33">if</text:span> (savedInstanceState != <text:span text:style-name="T33">null</text:span>) {</text:p>
      <text:p text:style-name="P25"><text:span text:style-name="T32"><text:s text:c="4"/></text:span>offset = savedInstanceState.getLong(offsetKey)</text:p>
      <text:p text:style-name="P25"><text:span text:style-name="T32"><text:s text:c="4"/></text:span>running = savedInstanceState.getBoolean(runningKey)</text:p>
      <text:p text:style-name="P25"><text:span text:style-name="T32"><text:s text:c="4"/></text:span><text:span text:style-name="T33">if</text:span> (running) {</text:p>
      <text:p text:style-name="P25"><text:span text:style-name="T32"><text:s text:c="8"/></text:span>stopwatch.base = savedInstanceState.getLong(baseKey)</text:p>
      <text:p text:style-name="P28"><text:span text:style-name="T36"><text:s text:c="5"/></text:span><text:span text:style-name="T37"><text:s text:c="3"/></text:span><text:span text:style-name="T38">stopwatch.start()</text:span></text:p>
      <text:p text:style-name="P25"><text:span text:style-name="T32"><text:s text:c="4"/></text:span>}</text:p>
      <text:p text:style-name="P25"><text:span text:style-name="T32"><text:s text:c="4"/></text:span><text:span text:style-name="T33">else</text:span> setBaseTime()</text:p>
      <text:p text:style-name="P25">}</text:p>
      <text:p text:style-name="P24"/>
      <text:p text:style-name="P29">//Кнопка start запускает секундомер, если он не работал <text:span text:style-name="T39"/></text:p>
      <text:p text:style-name="P26"><text:span text:style-name="T20">val</text:span><text:span text:style-name="T21"> </text:span><text:span text:style-name="T24">startButton</text:span><text:span text:style-name="T21"> </text:span><text:span text:style-name="T26">=</text:span><text:span text:style-name="T21"> </text:span><text:span text:style-name="T23">findViewById(R.</text:span><text:span text:style-name="T35">id</text:span><text:span text:style-name="T23">.</text:span><text:span text:style-name="T35">start_button</text:span><text:span text:style-name="T23">)</text:span><text:span text:style-name="T21"> </text:span></text:p>
      <text:p text:style-name="P30"><text:span text:style-name="T23">startButton.</text:span><text:span text:style-name="T35">setOnClickListener</text:span><text:span text:style-name="T21"> </text:span><text:span text:style-name="T23">{</text:span><text:span text:style-name="T21"> </text:span></text:p>
      <text:p text:style-name="P30"><text:span text:style-name="T21"><text:tab/><text:tab/></text:span><text:span text:style-name="T20">if</text:span><text:span text:style-name="T21"> </text:span><text:span text:style-name="T23">(</text:span><text:span text:style-name="T26">!</text:span><text:span text:style-name="T23">running)</text:span><text:span text:style-name="T21"> </text:span><text:span text:style-name="T23">{</text:span><text:span text:style-name="T21"> </text:span></text:p>
      <text:p text:style-name="P26"><text:span text:style-name="T21"><text:tab/><text:tab/><text:tab/></text:span><text:span text:style-name="T23">setBaseTime()</text:span><text:span text:style-name="T21"> </text:span></text:p>
      <text:p text:style-name="P26"><text:span text:style-name="T21"><text:tab/><text:tab/><text:tab/></text:span><text:span text:style-name="T23">stopwatch.</text:span><text:span text:style-name="T35">start</text:span><text:span text:style-name="T23">()</text:span><text:span text:style-name="T21"> </text:span></text:p>
      <text:p text:style-name="P26"><text:span text:style-name="T21"><text:tab/><text:tab/><text:tab/></text:span><text:span text:style-name="T23">running</text:span><text:span text:style-name="T21"> </text:span><text:span text:style-name="T26">=</text:span><text:span text:style-name="T21"> </text:span><text:span text:style-name="T20">true</text:span><text:span text:style-name="T21"> </text:span></text:p>
      <text:p text:style-name="P26"><text:span text:style-name="T21"><text:tab/><text:tab/></text:span><text:span text:style-name="T23">}</text:span><text:span text:style-name="T21"> </text:span></text:p>
      <text:p text:style-name="P31">}<text:span text:style-name="T39"/></text:p>
      <text:p text:style-name="P24"/>
      <text:p text:style-name="P29">//Кнопка pause останавливает секундомер, если он работал <text:span text:style-name="T39"/></text:p>
      <text:p text:style-name="P26"><text:span text:style-name="T20">val</text:span><text:span text:style-name="T21"> </text:span><text:span text:style-name="T24">pauseButton</text:span><text:span text:style-name="T21"> </text:span><text:span text:style-name="T26">=</text:span><text:span text:style-name="T21"> </text:span><text:span text:style-name="T23">findViewById(R.</text:span><text:span text:style-name="T35">id</text:span><text:span text:style-name="T23">.</text:span><text:span text:style-name="T35">pause_button</text:span><text:span text:style-name="T23">)</text:span><text:span text:style-name="T21"> </text:span></text:p>
      <text:p text:style-name="P26"><text:span text:style-name="T23">pauseButton.</text:span><text:span text:style-name="T35">setOnClickListener</text:span><text:span text:style-name="T21"> </text:span><text:span text:style-name="T23">{</text:span><text:span text:style-name="T21"> </text:span></text:p>
      <text:p text:style-name="P26"><text:span text:style-name="T21"><text:tab/><text:tab/></text:span><text:span text:style-name="T20">if</text:span><text:span text:style-name="T21"> </text:span><text:span text:style-name="T23">(running)</text:span><text:span text:style-name="T21"> </text:span><text:span text:style-name="T23">{</text:span><text:span text:style-name="T21"> </text:span></text:p>
      <text:p text:style-name="P26"><text:span text:style-name="T21"><text:tab/><text:tab/><text:tab/></text:span><text:span text:style-name="T23">saveOffset()</text:span><text:span text:style-name="T21"> </text:span></text:p>
      <text:p text:style-name="P26"><text:span text:style-name="T21"><text:tab/><text:tab/><text:tab/></text:span><text:span text:style-name="T23">stopwatch.</text:span><text:span text:style-name="T35">stop</text:span><text:span text:style-name="T23">()</text:span><text:span text:style-name="T21"> </text:span></text:p>
      <text:p text:style-name="P26"><text:span text:style-name="T21"><text:tab/><text:tab/><text:tab/></text:span><text:span text:style-name="T23">running</text:span><text:span text:style-name="T21"> </text:span><text:span text:style-name="T26">=</text:span><text:span text:style-name="T21"> </text:span><text:span text:style-name="T20">false</text:span><text:span text:style-name="T21"> </text:span></text:p>
      <text:p text:style-name="P26"><text:span text:style-name="T21"><text:tab/><text:tab/></text:span><text:span text:style-name="T23">}</text:span><text:span text:style-name="T21"> </text:span></text:p>
      <text:p text:style-name="P31">}</text:p>
      <text:p text:style-name="P26"><text:span text:style-name="T21"/></text:p>
      <text:p text:style-name="P27">//Кнопка reset обнуляет offset и базовое время</text:p>
      <text:p text:style-name="P23"><text:span text:style-name="T20">val</text:span><text:span text:style-name="T21"> </text:span><text:span text:style-name="T24">resetButton</text:span><text:span text:style-name="T21"> </text:span><text:span text:style-name="T26">=</text:span><text:span text:style-name="T21"> </text:span><text:span text:style-name="T23">findViewById</text:span><text:span text:style-name="T26">&lt;</text:span><text:span text:style-name="T23">Button</text:span><text:span text:style-name="T26">&gt;</text:span><text:span text:style-name="T23">(R.</text:span><text:span text:style-name="T35">id</text:span><text:span text:style-name="T23">.</text:span><text:span text:style-name="T35">reset_button</text:span><text:span text:style-name="T23">)</text:span></text:p>
      <text:p text:style-name="P23"><text:span text:style-name="T23">resetButton.</text:span><text:span text:style-name="T35">setOnClickListener</text:span><text:span text:style-name="T21"> </text:span><text:span text:style-name="T23">{</text:span></text:p>
      <text:p text:style-name="P23"><text:soft-page-break/><text:span text:style-name="T21"><text:s text:c="4"/></text:span><text:span text:style-name="T23">offset</text:span><text:span text:style-name="T21"> <text:s/></text:span><text:span text:style-name="T26">=</text:span><text:span text:style-name="T21"> </text:span><text:span text:style-name="T28">0</text:span></text:p>
      <text:p text:style-name="P23"><text:span text:style-name="T21"><text:s text:c="4"/></text:span><text:span text:style-name="T23">setBaseTime()</text:span></text:p>
      <text:p text:style-name="P23"><text:span text:style-name="T21"><text:s text:c="4"/></text:span><text:span text:style-name="T23">}</text:span></text:p>
      <text:p text:style-name="P24"/>
      <text:p text:style-name="P32"><text:span text:style-name="T23">ViewCompat.</text:span><text:span text:style-name="T35">setOnApplyWindowInsetsListener</text:span><text:span text:style-name="T23">(findViewById(</text:span></text:p>
      <text:p text:style-name="P32"><text:span text:style-name="T23">R.</text:span><text:span text:style-name="T35">id</text:span><text:span text:style-name="T23">.</text:span><text:span text:style-name="T35">main</text:span><text:span text:style-name="T23">))</text:span><text:span text:style-name="T21"> </text:span><text:span text:style-name="T23">{</text:span><text:span text:style-name="T21"> </text:span><text:span text:style-name="T23">v,</text:span><text:span text:style-name="T21"> </text:span><text:span text:style-name="T23">insets</text:span><text:span text:style-name="T21"> </text:span><text:span text:style-name="T26">-&gt;</text:span></text:p>
      <text:p text:style-name="P23"><text:span text:style-name="T21"><text:s text:c="8"/></text:span><text:span text:style-name="T20">val</text:span><text:span text:style-name="T21"> </text:span><text:span text:style-name="T24">systemBars</text:span><text:span text:style-name="T21"> </text:span><text:span text:style-name="T26">=</text:span><text:span text:style-name="T21"> </text:span><text:span text:style-name="T23">insets.</text:span><text:span text:style-name="T35">getInsets</text:span><text:span text:style-name="T23">(WindowInsetsCompat.</text:span><text:span text:style-name="T35">Type</text:span><text:span text:style-name="T23">.</text:span><text:span text:style-name="T35">systemBars</text:span><text:span text:style-name="T23">())</text:span></text:p>
      <text:p text:style-name="P23"><text:span text:style-name="T21"><text:s text:c="8"/></text:span><text:span text:style-name="T23">v.</text:span><text:span text:style-name="T35">setPadding</text:span><text:span text:style-name="T23">(systemBars.</text:span><text:span text:style-name="T35">left</text:span><text:span text:style-name="T23">,</text:span><text:span text:style-name="T21"> </text:span><text:span text:style-name="T23">systemBars.</text:span><text:span text:style-name="T35">top</text:span><text:span text:style-name="T23">,</text:span><text:span text:style-name="T21"> </text:span><text:span text:style-name="T23">systemBars.</text:span><text:span text:style-name="T35">right</text:span><text:span text:style-name="T23">,</text:span><text:span text:style-name="T21"> </text:span><text:span text:style-name="T23">systemBars.</text:span><text:span text:style-name="T35">bottom</text:span><text:span text:style-name="T23">)</text:span></text:p>
      <text:p text:style-name="P23"><text:span text:style-name="T21"><text:s text:c="8"/></text:span><text:span text:style-name="T23">insets</text:span></text:p>
      <text:p text:style-name="P23"><text:span text:style-name="T21"><text:s text:c="4"/></text:span><text:span text:style-name="T23">}</text:span></text:p>
      <text:p text:style-name="P33">}</text:p>
      <text:p text:style-name="P24"/>
      <text:p text:style-name="P23"><text:span text:style-name="T21"><text:s text:c="4"/></text:span><text:span text:style-name="T20">override</text:span><text:span text:style-name="T21"> </text:span><text:span text:style-name="T20">fun</text:span><text:span text:style-name="T21"> </text:span><text:span text:style-name="T34">onSaveInstanceState</text:span><text:span text:style-name="T23">(outState:</text:span><text:span text:style-name="T21"> </text:span><text:span text:style-name="T23">Bundle)</text:span><text:span text:style-name="T21"> </text:span><text:span text:style-name="T23">{</text:span></text:p>
      <text:p text:style-name="P23"><text:span text:style-name="T21"><text:s text:c="8"/></text:span><text:span text:style-name="T23">outState.</text:span><text:span text:style-name="T35">putLong</text:span><text:span text:style-name="T23">(offsetKey,</text:span><text:span text:style-name="T21"> </text:span><text:span text:style-name="T23">offset)</text:span></text:p>
      <text:p text:style-name="P23"><text:span text:style-name="T21"><text:s text:c="8"/></text:span><text:span text:style-name="T23">outState.</text:span><text:span text:style-name="T35">putBoolean</text:span><text:span text:style-name="T23">(runningKey,</text:span><text:span text:style-name="T21"> </text:span><text:span text:style-name="T23">running)</text:span></text:p>
      <text:p text:style-name="P23"><text:span text:style-name="T21"><text:s text:c="8"/></text:span><text:span text:style-name="T23">outState.</text:span><text:span text:style-name="T35">putLong</text:span><text:span text:style-name="T23">(baseKey,</text:span><text:span text:style-name="T21"> </text:span><text:span text:style-name="T23">stopwatch.</text:span><text:span text:style-name="T35">base</text:span><text:span text:style-name="T23">)</text:span></text:p>
      <text:p text:style-name="P23"><text:span text:style-name="T21"><text:s text:c="8"/></text:span><text:span text:style-name="T20">super</text:span><text:span text:style-name="T23">.</text:span><text:span text:style-name="T35">onSaveInstanceState</text:span><text:span text:style-name="T23">(outState)</text:span></text:p>
      <text:p text:style-name="P23"><text:span text:style-name="T21"><text:s text:c="4"/></text:span><text:span text:style-name="T23">}</text:span></text:p>
      <text:p text:style-name="P34">}</text:p>
      <text:list text:continue-numbering="true" text:style-name="L1">
        <text:list-item>
          <text:p text:style-name="P22"><text:span text:style-name="T40">Р</text:span>еализ<text:span text:style-name="T40">уем</text:span> метод onStop() активности, чтобы отсчет времени останавливался, если приложение стало невидимым. <text:span text:style-name="T40">(</text:span>Когда это будет сделано, необходимо реализовать метод onRestart(), чтобы отсчет времени возобновлялся, когда приложение становится видимым<text:span text:style-name="T40">)</text:span>.</text:p>
          <text:p text:style-name="P22">Переопределите метод onStop(), добавив в активность следующий метод:</text:p>
        </text:list-item>
      </text:list>
      <text:p text:style-name="Мой_20_код">override fun onStop() {</text:p>
      <text:p text:style-name="Мой_20_код"><text:tab/><text:tab/>super.onStop()</text:p>
      <text:p text:style-name="Мой_20_код"><text:tab/><text:tab/>//Код, выполняемый при остановке активности</text:p>
      <text:p text:style-name="Мой_20_код">}</text:p>
      <text:list text:continue-numbering="true" text:style-name="L1">
        <text:list-header>
          <text:p text:style-name="P22">В строке:</text:p>
        </text:list-header>
      </text:list>
      <text:p text:style-name="Мой_20_код">super.onStop()</text:p>
      <text:list text:continue-numbering="true" text:style-name="L1">
        <text:list-header>
          <text:p text:style-name="P22">вызывается метод onStop() суперкласса Activity. Эта строка кода должна добавляться во всех переопределениях метода onStop(), чтобы активность <text:soft-page-break/>выполнила все действия метода жизненного цикла суперкласса. При попытке обойти этот шаг Android сгенерирует исключение. Сказанное относится ко всем методам жизненного цикла; если вы переопределяете любые методы жизненного цикла Activity в своей активности, необходимо вызвать метод суперкласса, иначе компилятор начнет протестовать.</text:p>
          <text:p text:style-name="P22">Отсчет времени должен останавливаться при вызове метода onStop(). Для этого необходимо вызвать метод saveOffset() (чтобы позднее отсчет времени можно было продолжить с момента остановки), а затем остановить секундомер. Код выглядит так:</text:p>
        </text:list-header>
      </text:list>
      <text:p text:style-name="Мой_20_код">override fun onStop() {</text:p>
      <text:p text:style-name="Мой_20_код"><text:tab/><text:tab/>super.onStop()</text:p>
      <text:p text:style-name="Мой_20_код"><text:tab/><text:tab/>if (running) {</text:p>
      <text:p text:style-name="Мой_20_код"><text:tab/><text:tab/><text:tab/>saveOffset()</text:p>
      <text:p text:style-name="Мой_20_код"><text:tab/><text:tab/><text:tab/>stopwatch.stop()</text:p>
      <text:p text:style-name="Мой_20_код"><text:tab/><text:tab/>}</text:p>
      <text:p text:style-name="Мой_20_код"><text:tab/>}</text:p>
      <text:list text:continue-numbering="true" text:style-name="L1">
        <text:list-header>
          <text:p text:style-name="P22">Когда активность снова становится видимой, вызываются два ключевых метода жизненного цикла: onStart() и onRestart().</text:p>
          <text:p text:style-name="P22">Метод OnStart() вызывается, когда активность должна стать видимой. Это может произойти как при ее создании, так и тогда, когда она снова становится видимой после потери видимости. Метод onStart() реализуется кодом следующего вида:</text:p>
        </text:list-header>
      </text:list>
      <text:p text:style-name="Мой_20_код">override fun onStart() {</text:p>
      <text:p text:style-name="Мой_20_код"><text:tab/><text:tab/>super.onStart()</text:p>
      <text:p text:style-name="Мой_20_код"><text:tab/><text:tab/>//Код, выполняемый при запуске активности</text:p>
      <text:p text:style-name="Мой_20_код">}</text:p>
      <text:list text:continue-numbering="true" text:style-name="L1">
        <text:list-header>
          <text:p text:style-name="P22">Как и в случае с методом onStop(), строка:</text:p>
          <text:p text:style-name="P35">super.onStart()</text:p>
          <text:p text:style-name="P22">вызывает метод onStart() суперкласса Activity.</text:p>
          <text:p text:style-name="P22">Метод onRestart() вызывается перед onStart(), но только когда активность становится видимой после потери видимости.</text:p>
          <text:p text:style-name="P22">Он не вызывается, когда активность становится видимой впервые. Метод onRestart() реализуется кодом следующего вида:</text:p>
        </text:list-header>
      </text:list>
      <text:p text:style-name="Мой_20_код"><text:soft-page-break/>onRestart() override fun onRestart() {</text:p>
      <text:p text:style-name="Мой_20_код"><text:tab/><text:tab/>super.onRestart()</text:p>
      <text:p text:style-name="Мой_20_код"><text:tab/><text:tab/>//Код, выполняемый при перезапуске активности</text:p>
      <text:p text:style-name="Мой_20_код">}</text:p>
      <text:list text:continue-numbering="true" text:style-name="L1">
        <text:list-header>
          <text:p text:style-name="P22">В приложении Stopwatch отсчет времени должен возобновляться тогда, когда активность снова становится видимой, так что мы реализуем метод onRestart(). Код выглядит так:</text:p>
        </text:list-header>
      </text:list>
      <text:p text:style-name="Мой_20_код">override fun onRestart() {</text:p>
      <text:p text:style-name="Мой_20_код"><text:s/><text:tab/>super.onRestart()</text:p>
      <text:p text:style-name="Мой_20_код"><text:s/><text:tab/>if (running) {</text:p>
      <text:p text:style-name="Мой_20_код"><text:tab/><text:tab/><text:tab/>setBaseTime()</text:p>
      <text:p text:style-name="Мой_20_код"><text:tab/><text:tab/><text:tab/>stopwatch.start()</text:p>
      <text:p text:style-name="Мой_20_код"><text:tab/><text:tab/><text:tab/>offset = 0</text:p>
      <text:p text:style-name="Мой_20_код"><text:tab/><text:tab/>}</text:p>
      <text:p text:style-name="Мой_20_код">}</text:p>
      <text:list text:continue-numbering="true" text:style-name="L1">
        <text:list-item>
          <text:p text:style-name="P22"><text:span text:style-name="T41">В</text:span>несите изменения <text:span text:style-name="T42">в файл MainActivity.kt.</text:span></text:p>
          <text:p text:style-name="P36">Эти функции нужно вынести из onCreate() на верхний уровень и сделать приватными:</text:p>
        </text:list-item>
      </text:list>
      <text:p text:style-name="Мой_20_код">//Обновляет время stopwatch.base<text:line-break/>private fun setBaseTime() {<text:line-break/> <text:s text:c="3"/>stopwatch.base = SystemClock.elapsedRealtime() - offset<text:line-break/>}<text:line-break/><text:line-break/>private fun saveOffset() {<text:line-break/> <text:s text:c="3"/>offset = SystemClock.elapsedRealtime() - stopwatch.base<text:line-break/>}</text:p>
      <text:p text:style-name="P37"><text:tab/><text:span text:style-name="T42">Эти методы должны быть переопределены в классе:</text:span></text:p>
      <text:p text:style-name="Мой_20_код">override fun onStop() {<text:line-break/> <text:s text:c="3"/>super.onStop()<text:line-break/> <text:s text:c="3"/>if (running) {<text:line-break/> <text:s text:c="7"/>saveOffset()<text:line-break/> <text:s text:c="7"/>stopwatch.stop()<text:line-break/> <text:s text:c="3"/>}<text:line-break/><text:soft-page-break/>}<text:line-break/>override fun onRestart() {<text:line-break/> <text:s text:c="3"/>super.onRestart()<text:line-break/> <text:s text:c="3"/>if (running) {<text:line-break/> <text:s text:c="7"/>setBaseTime()<text:line-break/> <text:s text:c="7"/>stopwatch.start()<text:line-break/> <text:s text:c="7"/>offset = 0<text:line-break/> <text:s text:c="3"/>}<text:line-break/>}</text:p>
      <text:list text:continue-numbering="true" text:style-name="L1">
        <text:list-item>
          <text:p text:style-name="P38">Запустите приложение. Щелчок на кнопке Start запускает секундомер. Отсчет времени останавливается, когда приложение становится невидимым, и возобновляется, когда приложение снова появляется на экране.</text:p>
        </text:list-item>
      </text:list>
      <text:p text:style-name="P39"/>
      <text:h text:style-name="Heading_20_2" text:outline-level="2">Содержание отчета</text:h>
      <text:list text:style-name="L2">
        <text:list-item>
          <text:p text:style-name="P40">Отчет должен содержать краткое описание шагов, выполненных в процессе изменения кода для реализации сохранения состояния activity.</text:p>
        </text:list-item>
        <text:list-item>
          <text:p text:style-name="P40">Листинг <text:span text:style-name="T40">окончательной версии файла MainActivity.kt.</text:span></text:p>
        </text:list-item>
        <text:list-item>
          <text:p text:style-name="P41">Скриншоты различных состояний окна программы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line-height="100%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9:50:40.342353931</meta:creation-date>
    <meta:editing-duration>PT2H45M24S</meta:editing-duration>
    <meta:editing-cycles>29</meta:editing-cycles>
    <meta:generator>LibreOffice/24.8.1.2$Windows_X86_64 LibreOffice_project/87fa9aec1a63e70835390b81c40bb8993f1d4ff6</meta:generator>
    <dc:title>Реферат ГОСТ</dc:title>
    <dc:date>2024-10-26T11:02:45.019000000</dc:date>
    <meta:document-statistic meta:table-count="0" meta:image-count="0" meta:object-count="0" meta:page-count="7" meta:paragraph-count="149" meta:word-count="724" meta:character-count="6596" meta:non-whitespace-character-count="5667"/>
  </office:meta>
</office:document-meta>
</file>